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d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intone</text:p>
          </table:table-cell>
        </table:table-row>
        <table:table-row table:style-name="ro1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bony</text:p>
          </table:table-cell>
        </table:table-row>
        <table:table-row table:style-name="ro1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prominence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sleek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disdain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monetary</text:p>
          </table:table-cell>
        </table:table-row>
        <table:table-row table:style-name="ro1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cringe</text:p>
          </table:table-cell>
        </table:table-row>
        <table:table-row table:style-name="ro1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billow</text:p>
          </table:table-cell>
        </table:table-row>
        <table:table-row table:style-name="ro1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meek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devout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citadel</text:p>
          </table:table-cell>
        </table:table-row>
        <table:table-row table:style-name="ro1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perched</text:p>
          </table:table-cell>
        </table:table-row>
        <table:table-row table:style-name="ro1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tapestry</text:p>
          </table:table-cell>
        </table:table-row>
        <table:table-row table:style-name="ro1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unnerved</text:p>
          </table:table-cell>
        </table:table-row>
        <table:table-row table:style-name="ro1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Rendered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nerveless</text:p>
          </table:table-cell>
        </table:table-row>
        <table:table-row table:style-name="ro1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unnerve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avert</text:p>
          </table:table-cell>
        </table:table-row>
        <table:table-row table:style-name="ro1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chasm</text:p>
          </table:table-cell>
        </table:table-row>
        <table:table-row table:style-name="ro1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proclaimed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hodgepodge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peered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sardonic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hubris</text:p>
          </table:table-cell>
        </table:table-row>
        <table:table-row table:style-name="ro1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gratification</text:p>
          </table:table-cell>
        </table:table-row>
        <table:table-row table:style-name="ro1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imminent</text:p>
          </table:table-cell>
        </table:table-row>
        <table:table-row table:style-name="ro1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demise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vitae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atheist</text:p>
          </table:table-cell>
        </table:table-row>
        <table:table-row table:style-name="ro1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agnostic</text:p>
          </table:table-cell>
        </table:table-row>
        <table:table-row table:style-name="ro1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edifice</text:p>
          </table:table-cell>
        </table:table-row>
        <table:table-row table:style-name="ro1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fragrance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frankincense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maze</text:p>
          </table:table-cell>
        </table:table-row>
        <table:table-row table:style-name="ro1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ducke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burgeon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buds</text:p>
          </table:table-cell>
        </table:table-row>
        <table:table-row table:style-name="ro1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bud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leather-bound</text:p>
          </table:table-cell>
        </table:table-row>
        <table:table-row table:style-name="ro1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burgeoned</text:p>
          </table:table-cell>
        </table:table-row>
        <table:table-row table:style-name="ro1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tomes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freestanding</text:p>
          </table:table-cell>
        </table:table-row>
        <table:table-row table:style-name="ro1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jut</text:p>
          </table:table-cell>
        </table:table-row>
        <table:table-row table:style-name="ro1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ornately</text:p>
          </table:table-cell>
        </table:table-row>
        <table:table-row table:style-name="ro1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sequestered</text:p>
          </table:table-cell>
        </table:table-row>
        <table:table-row table:style-name="ro1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timeworn</text:p>
          </table:table-cell>
        </table:table-row>
        <table:table-row table:style-name="ro1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balustraded</text:p>
          </table:table-cell>
        </table:table-row>
        <table:table-row table:style-name="ro1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balustrade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matted</text:p>
          </table:table-cell>
        </table:table-row>
        <table:table-row table:style-name="ro1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crumpled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fedora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prominent</text:p>
          </table:table-cell>
        </table:table-row>
        <table:table-row table:style-name="ro1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amiable</text:p>
          </table:table-cell>
        </table:table-row>
        <table:table-row table:style-name="ro1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dab</text:p>
          </table:table-cell>
        </table:table-row>
        <table:table-row table:style-name="ro1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rever</text:p>
          </table:table-cell>
        </table:table-row>
        <table:table-row table:style-name="ro1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revered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broadly</text:p>
          </table:table-cell>
        </table:table-row>
        <table:table-row table:style-name="ro1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squat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jovial</text:p>
          </table:table-cell>
        </table:table-row>
        <table:table-row table:style-name="ro1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unassuming</text:p>
          </table:table-cell>
        </table:table-row>
        <table:table-row table:style-name="ro1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thawb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gracious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regarded</text:p>
          </table:table-cell>
        </table:table-row>
        <table:table-row table:style-name="ro1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regard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prophet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puzzled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expectantly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inquisition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bemused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imidated</text:p>
          </table:table-cell>
        </table:table-row>
        <table:table-row table:style-name="ro1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trinity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sunlit</text:p>
          </table:table-cell>
        </table:table-row>
        <table:table-row table:style-name="ro1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patchwork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rugged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/>
          <table:table-cell office:value-type="string" calcext:value-type="string">
            <text:p>pastoral</text:p>
          </table:table-cell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/>
          <table:table-cell office:value-type="string" calcext:value-type="string">
            <text:p>menacing</text:p>
          </table:table-cell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/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/>
          <table:table-cell office:value-type="string" calcext:value-type="string">
            <text:p>conveyed</text:p>
          </table:table-cell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ow of silence</text:p>
          </table:table-cell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/>
          <table:table-cell office:value-type="string" calcext:value-type="string">
            <text:p>tacit</text:p>
          </table:table-cell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/>
          <table:table-cell office:value-type="string" calcext:value-type="string">
            <text:p>acquiescence</text:p>
          </table:table-cell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/>
          <table:table-cell office:value-type="string" calcext:value-type="string">
            <text:p>redundant</text:p>
          </table:table-cell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/>
          <table:table-cell office:value-type="string" calcext:value-type="string">
            <text:p>disruptive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propped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/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/>
          <table:table-cell office:value-type="string" calcext:value-type="string">
            <text:p>intriguing</text:p>
          </table:table-cell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preamble</text:p>
          </table:table-cell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/>
          <table:table-cell office:value-type="string" calcext:value-type="string">
            <text:p>meticulously</text:p>
          </table:table-cell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/>
          <table:table-cell office:value-type="string" calcext:value-type="string">
            <text:p>choreographed</text:p>
          </table:table-cell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/>
          <table:table-cell office:value-type="string" calcext:value-type="string">
            <text:p>indeed</text:p>
          </table:table-cell>
        </table:table-row>
      </table:table>
      <table:table table:name="ch0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ing</text:p>
          </table:table-cell>
        </table:table-row>
        <table:table-row table:style-name="ro1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sprawl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</table:table-row>
        <table:table-row table:style-name="ro1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</table:table-row>
        <table:table-row table:style-name="ro1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</table:table-row>
        <table:table-row table:style-name="ro1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omical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curling</text:p>
          </table:table-cell>
        </table:table-row>
        <table:table-row table:style-name="ro1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Salvador Dali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alvador Dalí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mustache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peruse</text:p>
          </table:table-cell>
        </table:table-row>
        <table:table-row table:style-name="ro1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stiffly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advance</text:p>
          </table:table-cell>
        </table:table-row>
        <table:table-row table:style-name="ro1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waistcoat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advancing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regimen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haste</text:p>
          </table:table-cell>
        </table:table-row>
        <table:table-row table:style-name="ro1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dashing</text:p>
          </table:table-cell>
        </table:table-row>
        <table:table-row table:style-name="ro1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scurry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lapel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glisten</text:p>
          </table:table-cell>
        </table:table-row>
        <table:table-row table:style-name="ro1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exploration</text:p>
          </table:table-cell>
        </table:table-row>
        <table:table-row table:style-name="ro1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drip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hieronymus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classicist</text:p>
          </table:table-cell>
        </table:table-row>
        <table:table-row table:style-name="ro1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</table:table-row>
        <table:table-row table:style-name="ro1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bravado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</table:table-row>
        <table:table-row table:style-name="ro1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semiotic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knack</text:p>
          </table:table-cell>
        </table:table-row>
        <table:table-row table:style-name="ro1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prognostication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prognosticat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stemmed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insatiable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bibliophile</text:p>
          </table:table-cell>
        </table:table-row>
        <table:table-row table:style-name="ro1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eccentric</text:p>
          </table:table-cell>
        </table:table-row>
        <table:table-row table:style-name="ro1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jab</text:p>
          </table:table-cell>
        </table:table-row>
        <table:table-row table:style-name="ro1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denounce</text:p>
          </table:table-cell>
        </table:table-row>
        <table:table-row table:style-name="ro1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monogamy</text:p>
          </table:table-cell>
        </table:table-row>
        <table:table-row table:style-name="ro1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affro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buttoned-up</text:p>
          </table:table-cell>
        </table:table-row>
        <table:table-row table:style-name="ro1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Impressionist</text:p>
          </table:table-cell>
        </table:table-row>
        <table:table-row table:style-name="ro1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mused</text:p>
          </table:table-cell>
        </table:table-row>
        <table:table-row table:style-name="ro1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out of the blue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baffled</text:p>
          </table:table-cell>
        </table:table-row>
        <table:table-row table:style-name="ro1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allusion</text:p>
          </table:table-cell>
        </table:table-row>
        <table:table-row table:style-name="ro1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silhouette</text:p>
          </table:table-cell>
        </table:table-row>
        <table:table-row table:style-name="ro1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ruffled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meandering</text:p>
          </table:table-cell>
        </table:table-row>
        <table:table-row table:style-name="ro1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vaguely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glimmering</text:p>
          </table:table-cell>
        </table:table-row>
        <table:table-row table:style-name="ro1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elongated</text:p>
          </table:table-cell>
        </table:table-row>
        <table:table-row table:style-name="ro1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elongate</text:p>
          </table:table-cell>
        </table:table-row>
        <table:table-row table:style-name="ro1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hallucination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swirling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swirl</text:p>
          </table:table-cell>
        </table:table-row>
        <table:table-row table:style-name="ro1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collage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warped</text:p>
          </table:table-cell>
        </table:table-row>
        <table:table-row table:style-name="ro1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glint</text:p>
          </table:table-cell>
        </table:table-row>
        <table:table-row table:style-name="ro1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extraterrestrial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leviathan</text:p>
          </table:table-cell>
        </table:table-row>
        <table:table-row table:style-name="ro1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crawl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undulating</text:p>
          </table:table-cell>
        </table:table-row>
        <table:table-row table:style-name="ro1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cloak</text:p>
          </table:table-cell>
        </table:table-row>
        <table:table-row table:style-name="ro1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gush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Mercurial</text:p>
          </table:table-cell>
        </table:table-row>
        <table:table-row table:style-name="ro1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brilliance</text:p>
          </table:table-cell>
        </table:table-row>
        <table:table-row table:style-name="ro1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deconstructivist</text:p>
          </table:table-cell>
        </table:table-row>
        <table:table-row table:style-name="ro1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deconstructivism</text:p>
          </table:table-cell>
        </table:table-row>
        <table:table-row table:style-name="ro1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postmodern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unich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alma mater</text:p>
          </table:table-cell>
        </table:table-row>
        <table:table-row table:style-name="ro1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sheer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adrift</text:p>
          </table:table-cell>
        </table:table-row>
        <table:table-row table:style-name="ro1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lapped</text:p>
          </table:table-cell>
        </table:table-row>
        <table:table-row table:style-name="ro1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lap</text:p>
          </table:table-cell>
        </table:table-row>
        <table:table-row table:style-name="ro1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set out</text:p>
          </table:table-cell>
        </table:table-row>
        <table:table-row table:style-name="ro1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footbridge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dissipated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hissing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dissipate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/>
          <table:table-cell office:value-type="string" calcext:value-type="string">
            <text:p>creeping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/>
          <table:table-cell office:value-type="string" calcext:value-type="string">
            <text:p>ethereal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/>
          <table:table-cell office:value-type="string" calcext:value-type="string">
            <text:p>disorient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/>
          <table:table-cell office:value-type="string" calcext:value-type="string">
            <text:p>tranquil</text:p>
          </table:table-cell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/>
          <table:table-cell office:value-type="string" calcext:value-type="string">
            <text:p>laden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/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/>
          <table:table-cell office:value-type="string" calcext:value-type="string">
            <text:p>brilliant</text:p>
          </table:table-cell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/>
          <table:table-cell office:value-type="string" calcext:value-type="string">
            <text:p>ominous</text:p>
          </table:table-cell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/>
          <table:table-cell office:value-type="string" calcext:value-type="string">
            <text:p>reptilian</text:p>
          </table:table-cell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/>
          <table:table-cell office:value-type="string" calcext:value-type="string">
            <text:p>uneasy</text:p>
          </table:table-cell>
        </table:table-row>
      </table:table>
      <table:table table:name="ch0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lips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</table:table-row>
        <table:table-row table:style-name="ro1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</table:table-row>
        <table:table-row table:style-name="ro1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d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squinting</text:p>
          </table:table-cell>
        </table:table-row>
        <table:table-row table:style-name="ro1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tailored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double-breasted</text:p>
          </table:table-cell>
        </table:table-row>
        <table:table-row table:style-name="ro1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silk-trimmed</text:p>
          </table:table-cell>
        </table:table-row>
        <table:table-row table:style-name="ro1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trimmed</text:p>
          </table:table-cell>
        </table:table-row>
        <table:table-row table:style-name="ro1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trim</text:p>
          </table:table-cell>
        </table:table-row>
        <table:table-row table:style-name="ro1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slacks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donned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berth</text:p>
          </table:table-cell>
        </table:table-row>
        <table:table-row table:style-name="ro1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afford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full-figured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abyss</text:p>
          </table:table-cell>
        </table:table-row>
        <table:table-row table:style-name="ro1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lurk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recess</text:p>
          </table:table-cell>
        </table:table-row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deafening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kaleidoscope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radiant</text:p>
          </table:table-cell>
        </table:table-row>
        <table:table-row table:style-name="ro1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burst</text:p>
          </table:table-cell>
        </table:table-row>
        <table:table-row table:style-name="ro1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athedral</text:p>
          </table:table-cell>
        </table:table-row>
        <table:table-row table:style-name="ro1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worshipper</text:p>
          </table:table-cell>
        </table:table-row>
        <table:table-row table:style-name="ro1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knelt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kneel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ommunion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pew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communion rail</text:p>
          </table:table-cell>
        </table:table-row>
        <table:table-row table:style-name="ro1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railing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regain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anguished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clamber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aggered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stagger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mutilated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mutilate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charred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charr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grisly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  <table:table-row table:style-name="ro1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burly</text:p>
          </table:table-cell>
        </table:table-row>
        <table:table-row table:style-name="ro1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lurch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tug</text:p>
          </table:table-cell>
        </table:table-row>
        <table:table-row table:style-name="ro1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ed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go the way of</text:p>
          </table:table-cell>
        </table:table-row>
        <table:table-row table:style-name="ro1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guffaw</text:p>
          </table:table-cell>
        </table:table-row>
        <table:table-row table:style-name="ro1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m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medieval</text:p>
          </table:table-cell>
        </table:table-row>
        <table:table-row table:style-name="ro1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feigned</text:p>
          </table:table-cell>
        </table:table-row>
        <table:table-row table:style-name="ro1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shudder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onvulse</text:p>
          </table:table-cell>
        </table:table-row>
        <table:table-row table:style-name="ro1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wheeled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poked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shove</text:p>
          </table:table-cell>
        </table:table-row>
        <table:table-row table:style-name="ro1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ug</text:p>
          </table:table-cell>
        </table:table-row>
        <table:table-row table:style-name="ro1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windpipe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gasping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complication</text:p>
          </table:table-cell>
        </table:table-row>
        <table:table-row table:style-name="ro1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</table:table-row>
        <table:table-row table:style-name="ro1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elinquish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office:value-type="string" calcext:value-type="string">
            <text:p>helm</text:p>
          </table:table-cell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office:value-type="string" calcext:value-type="string">
            <text:p>monstrosity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office:value-type="string" calcext:value-type="string">
            <text:p>mingle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office:value-type="string" calcext:value-type="string">
            <text:p>congregate</text:p>
          </table:table-cell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office:value-type="string" calcext:value-type="string">
            <text:p>crusade</text:p>
          </table:table-cell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</table:table-row>
      </table:table>
      <table:table table:name="ch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</table:table-row>
        <table:table-row table:style-name="ro1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immerse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immersion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logistics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cacophony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/>
          <table:table-cell office:value-type="string" calcext:value-type="string">
            <text:p>antisocial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/>
          <table:table-cell office:value-type="string" calcext:value-type="string">
            <text:p>emblazoned</text:p>
          </table:table-cell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3:39:25.357303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03T13:41:09.298336939</dc:date>
    <meta:editing-duration>PT15M31S</meta:editing-duration>
    <meta:editing-cycles>4</meta:editing-cycles>
    <meta:generator>LibreOffice/5.1.6.2$Linux_X86_64 LibreOffice_project/10m0$Build-2</meta:generator>
    <meta:document-statistic meta:table-count="4" meta:cell-count="1163" meta:object-count="0"/>
  </office:meta>
</office:document-meta>
</file>